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Octo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2" table:formula="oooc:=DAYS(NOW();[January.A4])" office:value-type="float" office:value="276.783935185187">
            <text:p>276.78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</table:table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914037903101905">
            <text:p>0.91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4-02T13:33:30.729069">
            <text:p>04/02/09</text:p>
          </table:table-cell>
          <table:table-cell/>
          <table:table-cell table:style-name="ce2" table:formula="oooc:=DAYS(NOW();[January.A4])" office:value-type="float" office:value="276.793773148151">
            <text:p>276.79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70684326670194">
            <text:p>0.87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5-13T14:57:44.646085">
            <text:p>05/13/09</text:p>
          </table:table-cell>
          <table:table-cell/>
          <table:table-cell table:style-name="ce2" table:formula="oooc:=DAYS(NOW();[January.A4])" office:value-type="float" office:value="276.793773148151">
            <text:p>276.7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91202769878724">
            <text:p>0.79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6-23T11:20:25.258364">
            <text:p>06/23/09</text:p>
          </table:table-cell>
          <table:table-cell/>
          <table:table-cell table:style-name="ce2" table:formula="oooc:=DAYS(NOW();[January.A4])" office:value-type="float" office:value="276.793773148151">
            <text:p>276.7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705398816524296">
            <text:p>0.71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8-06T02:47:19.731239">
            <text:p>08/06/09</text:p>
          </table:table-cell>
          <table:table-cell/>
          <table:table-cell table:style-name="ce2" table:formula="oooc:=DAYS(NOW();[January.A4])" office:value-type="float" office:value="276.793773148151">
            <text:p>276.7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33790887495094">
            <text:p>0.53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6-25T21:50:37.117432">
            <text:p>06/25/09</text:p>
          </table:table-cell>
          <table:table-cell/>
          <table:table-cell table:style-name="ce2" table:formula="oooc:=DAYS(NOW();[January.A4])" office:value-type="float" office:value="276.79378472222">
            <text:p>276.7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3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0-14T19:03:03">
            <text:p>10/14/08</text:p>
          </table:table-cell>
          <table:table-cell table:formula="oooc:=DAYS(NOW();1/1/8)" office:value-type="float" office:value="39735.6687847222">
            <text:p>39735.6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2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459253974799">
            <text:p>0.35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3-20T19:32:05.961827">
            <text:p>03/20/10</text:p>
          </table:table-cell>
          <table:table-cell/>
          <table:table-cell table:style-name="ce2" table:formula="oooc:=DAYS(NOW();[January.A4])" office:value-type="float" office:value="276.79378472222">
            <text:p>276.7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4">10/14/2008</text:date>, <text:time>19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0-14T19:04:56</dc:date>
    <meta:editing-cycles>200</meta:editing-cycles>
    <meta:editing-duration>P11DT8H17M1S</meta:editing-duration>
    <meta:user-defined meta:name="Info 1"/>
    <meta:user-defined meta:name="Info 2"/>
    <meta:user-defined meta:name="Info 3"/>
    <meta:user-defined meta:name="Info 4"/>
    <meta:document-statistic meta:table-count="10" meta:cell-count="2885"/>
  </office:meta>
</office:document-meta>
</file>